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76cm" draw:marker-start="Symmetric_20_Arrow" draw:marker-start-width="0.406cm" draw:marker-end="Symmetric_20_Arrow" draw:marker-end-width="0.406cm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draw:marker-start="Symmetric_20_Arrow" draw:marker-start-width="0.406cm" draw:marker-end="" draw:marker-end-width="0.406cm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draw:marker-start="Symmetric_20_Arrow" draw:marker-start-width="0.3cm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draw:marker-start="Symmetric_20_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414cm"/>
    </style:style>
    <style:style style:name="gr10" style:family="graphic" style:parent-style-name="standard">
      <style:graphic-properties svg:stroke-width="0.076cm" draw:marker-start="Symmetric_20_Arrow" draw:marker-start-width="0.305cm" draw:marker-end="" draw:marker-end-width="0.406cm" draw:textarea-horizontal-align="center" draw:textarea-vertical-align="middle" fo:padding-top="0.162cm" fo:padding-bottom="0.162cm" fo:padding-left="0.287cm" fo:padding-right="0.287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svg:stroke-width="0.051cm" draw:marker-start-width="0.381cm" draw:marker-end-width="0.381cm" draw:textarea-horizontal-align="center" fo:padding-top="0.15cm" fo:padding-bottom="0.15cm" fo:padding-left="0.275cm" fo:padding-right="0.275cm"/>
    </style:style>
    <style:style style:name="gr13" style:family="graphic" style:parent-style-name="standard">
      <style:graphic-properties svg:stroke-width="0.102cm" draw:marker-start-width="0.457cm" draw:marker-end="" draw:marker-end-width="0.457cm" draw:textarea-horizontal-align="center" fo:padding-top="0.175cm" fo:padding-bottom="0.175cm" fo:padding-left="0.3cm" fo:padding-right="0.3cm"/>
    </style:style>
    <style:style style:name="gr14" style:family="graphic" style:parent-style-name="standard">
      <style:graphic-properties draw:marker-end="" draw:marker-end-width="0.3cm" draw:textarea-horizontal-align="center"/>
    </style:style>
    <style:style style:name="gr15" style:family="graphic" style:parent-style-name="standard">
      <style:graphic-properties svg:stroke-width="0.051cm" draw:marker-start-width="0.381cm" draw:marker-end="Symmetric_20_Arrow" draw:marker-end-width="0.381cm" draw:textarea-horizontal-align="center" fo:padding-top="0.15cm" fo:padding-bottom="0.15cm" fo:padding-left="0.275cm" fo:padding-right="0.275cm"/>
    </style:style>
    <style:style style:name="gr16" style:family="graphic" style:parent-style-name="objectwithoutfill">
      <style:graphic-properties draw:marker-end="Symmetric_20_Arrow" draw:fill="none" draw:textarea-horizontal-align="center"/>
    </style:style>
    <style:style style:name="gr17" style:family="graphic" style:parent-style-name="standard">
      <style:graphic-properties svg:stroke-width="0.102cm" draw:marker-start-width="0.457cm" draw:marker-end-width="0.457cm" draw:textarea-horizontal-align="center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076cm" draw:marker-start-width="0.406cm" draw:marker-end="Symmetric_20_Arrow" draw:marker-end-width="0.305cm" draw:fill="none" draw:textarea-horizontal-align="center" fo:padding-top="0.163cm" fo:padding-bottom="0.163cm" fo:padding-left="0.288cm" fo:padding-right="0.288cm"/>
    </style:style>
    <style:style style:name="gr19" style:family="graphic" style:parent-style-name="standard">
      <style:graphic-properties svg:stroke-width="0.076cm" draw:marker-start-width="0.406cm" draw:marker-end-width="0.406cm" draw:textarea-horizontal-align="center" fo:padding-top="0.163cm" fo:padding-bottom="0.163cm" fo:padding-left="0.288cm" fo:padding-right="0.288cm"/>
    </style:style>
    <style:style style:name="gr20" style:family="graphic" style:parent-style-name="objectwithoutfill">
      <style:graphic-properties draw:fill="none" draw:textarea-horizontal-align="center"/>
    </style:style>
    <style:style style:name="gr21" style:family="graphic" style:parent-style-name="objectwithoutfill">
      <style:graphic-properties draw:fill="none" draw:textarea-horizontal-align="center"/>
    </style:style>
    <style:style style:name="gr22" style:family="graphic" style:parent-style-name="standard">
      <style:graphic-properties draw:fill-color="#000000" draw:opacity="20%" draw:textarea-horizontal-align="justify" draw:textarea-vertical-align="middle" draw:auto-grow-height="false" draw:shadow-offset-x="0.305cm" draw:shadow-offset-y="0.305cm" draw:shadow-opacity="20%"/>
    </style:style>
    <style:style style:name="gr23" style:family="graphic" style:parent-style-name="standard">
      <style:graphic-properties draw:fill="hatch" draw:fill-gradient-name="Gradient_20_1" draw:fill-hatch-name="Blue_20_Crossed_20_45_20_Degrees" draw:fill-hatch-solid="false" draw:opacity="20%" draw:textarea-horizontal-align="justify" draw:textarea-vertical-align="middle" draw:auto-grow-height="false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9pt" style:font-size-asian="9pt" style:font-size-complex="9pt"/>
    </style:style>
    <style:style style:name="P3" style:family="paragraph">
      <style:text-properties fo:font-family="ARial" style:font-family-generic="swiss" fo:font-size="9pt" style:font-size-asian="9pt" style:font-size-complex="9pt"/>
    </style:style>
    <style:style style:name="T1" style:family="text">
      <style:text-properties fo:font-family="ARial" style:font-family-generic="swiss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3.556cm" svg:x="5.629cm" svg:y="7.37cm">
          <text:p text:style-name="P1"><text:span text:style-name="T1">SYN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29cm" svg:y1="8.005cm" svg:x2="2.594cm" svg:y2="8.005cm">
          <text:p/>
        </draw:line>
        <draw:line draw:style-name="gr3" draw:text-style-name="P1" draw:layer="layout" svg:x1="5.629cm" svg:y1="10.24cm" svg:x2="3.343cm" svg:y2="10.24cm">
          <text:p/>
        </draw:line>
        <draw:line draw:style-name="gr4" draw:text-style-name="P1" draw:layer="layout" svg:x1="5.63cm" svg:y1="8.605cm" svg:x2="3.343cm" svg:y2="8.605cm">
          <text:p/>
        </draw:line>
        <draw:line draw:style-name="gr4" draw:text-style-name="P1" draw:layer="layout" svg:x1="5.63cm" svg:y1="9.005cm" svg:x2="3.346cm" svg:y2="9.005cm">
          <text:p/>
        </draw:line>
        <draw:frame draw:style-name="gr5" draw:text-style-name="P3" draw:layer="layout" svg:width="2.032cm" svg:height="0.607cm" svg:x="0.743cm" svg:y="7.67cm">
          <draw:text-box>
            <text:p><text:span text:style-name="T1">sram_data</text:span></text:p>
          </draw:text-box>
        </draw:frame>
        <draw:frame draw:style-name="gr5" draw:text-style-name="P3" draw:layer="layout" svg:width="1.777cm" svg:height="0.607cm" svg:x="1.725cm" svg:y="9.871cm">
          <draw:text-box>
            <text:p><text:span text:style-name="T1">Address</text:span></text:p>
          </draw:text-box>
        </draw:frame>
        <draw:frame draw:style-name="gr5" draw:text-style-name="P3" draw:layer="layout" svg:width="1.397cm" svg:height="0.607cm" svg:x="2.025cm" svg:y="8.271cm">
          <draw:text-box>
            <text:p><text:span text:style-name="T1">ncs</text:span></text:p>
          </draw:text-box>
        </draw:frame>
        <draw:frame draw:style-name="gr5" draw:text-style-name="P3" draw:layer="layout" svg:width="1.397cm" svg:height="0.607cm" svg:x="2.026cm" svg:y="8.672cm">
          <draw:text-box>
            <text:p><text:span text:style-name="T1">nwe</text:span></text:p>
          </draw:text-box>
        </draw:frame>
        <draw:line draw:style-name="gr6" draw:text-style-name="P1" draw:layer="layout" svg:x1="5.629cm" svg:y1="10.926cm" svg:x2="5.883cm" svg:y2="10.672cm">
          <text:p/>
        </draw:line>
        <draw:line draw:style-name="gr6" draw:text-style-name="P1" draw:layer="layout" svg:x1="5.629cm" svg:y1="10.426cm" svg:x2="5.883cm" svg:y2="10.68cm">
          <text:p/>
        </draw:line>
        <draw:custom-shape draw:style-name="gr7" draw:text-style-name="P1" draw:layer="layout" svg:width="0.254cm" svg:height="0.254cm" svg:x="5.335cm" svg:y="10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804cm" svg:y1="8.005cm" svg:x2="7.026cm" svg:y2="8.005cm">
          <text:p/>
        </draw:line>
        <draw:frame draw:style-name="gr5" draw:text-style-name="P3" draw:layer="layout" svg:width="2.749cm" svg:height="0.607cm" svg:x="7.666cm" svg:y="9.89cm">
          <draw:text-box>
            <text:p><text:span text:style-name="T1">buffer_address</text:span></text:p>
          </draw:text-box>
        </draw:frame>
        <draw:custom-shape draw:style-name="gr1" draw:text-style-name="P2" draw:layer="layout" svg:width="1.529cm" svg:height="2.132cm" svg:x="8.793cm" svg:y="7.624cm">
          <text:p text:style-name="P1"><text:span text:style-name="T1">Write</text:span></text:p>
          <text:p text:style-name="P1"><text:span text:style-name="T1">Pulse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793cm" svg:y1="9.756cm" svg:x2="9.047cm" svg:y2="9.502cm">
          <text:p/>
        </draw:line>
        <draw:line draw:style-name="gr6" draw:text-style-name="P1" draw:layer="layout" svg:x1="8.793cm" svg:y1="9.256cm" svg:x2="9.047cm" svg:y2="9.51cm">
          <text:p/>
        </draw:line>
        <draw:line draw:style-name="gr4" draw:text-style-name="P1" draw:layer="layout" svg:x1="8.804cm" svg:y1="8.621cm" svg:x2="7.095cm" svg:y2="8.621cm">
          <text:p/>
        </draw:line>
        <draw:line draw:style-name="gr4" draw:text-style-name="P1" draw:layer="layout" svg:x1="8.793cm" svg:y1="8.998cm" svg:x2="7.026cm" svg:y2="8.998cm">
          <text:p/>
        </draw:line>
        <draw:frame draw:style-name="gr9" draw:text-style-name="P3" draw:layer="layout" svg:width="1.36cm" svg:height="0.664cm" svg:x="7.095cm" svg:y="8.457cm">
          <draw:text-box>
            <text:p><text:span text:style-name="T1">snwe</text:span></text:p>
          </draw:text-box>
        </draw:frame>
        <draw:frame draw:style-name="gr5" draw:text-style-name="P3" draw:layer="layout" svg:width="1.234cm" svg:height="0.607cm" svg:x="7.095cm" svg:y="8.165cm">
          <draw:text-box>
            <text:p><text:span text:style-name="T1">sncs</text:span></text:p>
          </draw:text-box>
        </draw:frame>
        <draw:frame draw:style-name="gr5" draw:text-style-name="P3" draw:layer="layout" svg:width="2.277cm" svg:height="0.607cm" svg:x="6.836cm" svg:y="7.372cm">
          <draw:text-box>
            <text:p><text:span text:style-name="T1">buffer_data</text:span></text:p>
          </draw:text-box>
        </draw:frame>
        <draw:line draw:style-name="gr10" draw:text-style-name="P1" draw:layer="layout" svg:x1="14.016cm" svg:y1="7.999cm" svg:x2="10.335cm" svg:y2="7.999cm">
          <text:p/>
        </draw:line>
        <draw:frame draw:style-name="gr5" draw:text-style-name="P3" draw:layer="layout" svg:width="1.579cm" svg:height="0.607cm" svg:x="5.14cm" svg:y="5.464cm">
          <draw:text-box>
            <text:p><text:span text:style-name="T1">rdBus</text:span></text:p>
          </draw:text-box>
        </draw:frame>
        <draw:line draw:style-name="gr4" draw:text-style-name="P1" draw:layer="layout" svg:x1="14.397cm" svg:y1="8.806cm" svg:x2="10.349cm" svg:y2="8.806cm">
          <text:p/>
        </draw:line>
        <draw:frame draw:style-name="gr5" draw:text-style-name="P3" draw:layer="layout" svg:width="0.943cm" svg:height="0.607cm" svg:x="10.533cm" svg:y="8.267cm">
          <draw:text-box>
            <text:p><text:span text:style-name="T1">we</text:span></text:p>
          </draw:text-box>
        </draw:frame>
        <draw:line draw:style-name="gr11" draw:text-style-name="P1" draw:layer="layout" svg:x1="4.773cm" svg:y1="5.45cm" svg:x2="4.011cm" svg:y2="5.947cm">
          <text:p/>
        </draw:line>
        <draw:line draw:style-name="gr11" draw:text-style-name="P1" draw:layer="layout" svg:x1="4.773cm" svg:y1="6.455cm" svg:x2="4.773cm" svg:y2="5.45cm">
          <text:p/>
        </draw:line>
        <draw:line draw:style-name="gr11" draw:text-style-name="P1" draw:layer="layout" svg:x1="4.773cm" svg:y1="6.455cm" svg:x2="4.011cm" svg:y2="5.958cm">
          <text:p/>
        </draw:line>
        <draw:line draw:style-name="gr12" draw:text-style-name="P1" draw:layer="layout" svg:x1="3.992cm" svg:y1="5.971cm" svg:x2="3.611cm" svg:y2="5.971cm">
          <text:p/>
        </draw:line>
        <draw:line draw:style-name="gr12" draw:text-style-name="P1" draw:layer="layout" svg:x1="3.567cm" svg:y1="5.979cm" svg:x2="3.567cm" svg:y2="8.005cm">
          <text:p/>
        </draw:line>
        <draw:line draw:style-name="gr11" draw:text-style-name="P1" draw:layer="layout" svg:x1="4.273cm" svg:y1="5.512cm" svg:x2="4.273cm" svg:y2="5.013cm">
          <text:p/>
        </draw:line>
        <draw:line draw:style-name="gr11" draw:text-style-name="P1" draw:layer="layout" svg:x1="2.976cm" svg:y1="5.013cm" svg:x2="4.273cm" svg:y2="5.013cm">
          <text:p/>
        </draw:line>
        <draw:frame draw:style-name="gr5" draw:text-style-name="P3" draw:layer="layout" svg:width="2.921cm" svg:height="0.607cm" svg:x="2.775cm" svg:y="4.471cm">
          <draw:text-box>
            <text:p><text:span text:style-name="T1">~nwe | noe | ncs</text:span></text:p>
          </draw:text-box>
        </draw:frame>
        <draw:custom-shape draw:style-name="gr7" draw:text-style-name="P1" draw:layer="layout" svg:width="0.254cm" svg:height="0.254cm" svg:x="4.163cm" svg:y="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579cm" svg:height="0.607cm" svg:x="10.567cm" svg:y="7.441cm">
          <draw:text-box>
            <text:p><text:span text:style-name="T1">wdBus</text:span></text:p>
          </draw:text-box>
        </draw:frame>
        <draw:custom-shape draw:style-name="gr1" draw:text-style-name="P2" draw:id="id1" draw:layer="layout" svg:width="2.335cm" svg:height="2.752cm" svg:x="16.126cm" svg:y="1.423cm">
          <text:p text:style-name="P1"><text:span text:style-name="T1">Peripheral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126cm" svg:y1="4.175cm" svg:x2="16.38cm" svg:y2="3.921cm">
          <text:p/>
        </draw:line>
        <draw:line draw:style-name="gr6" draw:text-style-name="P1" draw:layer="layout" svg:x1="16.126cm" svg:y1="3.675cm" svg:x2="16.38cm" svg:y2="3.929cm">
          <text:p/>
        </draw:line>
        <draw:custom-shape draw:style-name="gr1" draw:text-style-name="P2" draw:id="id3" draw:layer="layout" svg:width="2.335cm" svg:height="2.752cm" svg:x="16.127cm" svg:y="4.923cm">
          <text:p text:style-name="P1"><text:span text:style-name="T1">Peripheral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127cm" svg:y1="7.675cm" svg:x2="16.381cm" svg:y2="7.421cm">
          <text:p/>
        </draw:line>
        <draw:line draw:style-name="gr6" draw:text-style-name="P1" draw:layer="layout" svg:x1="16.127cm" svg:y1="7.175cm" svg:x2="16.381cm" svg:y2="7.429cm">
          <text:p/>
        </draw:line>
        <draw:custom-shape draw:style-name="gr1" draw:text-style-name="P2" draw:id="id5" draw:layer="layout" svg:width="2.335cm" svg:height="2.752cm" svg:x="16.127cm" svg:y="8.823cm">
          <text:p text:style-name="P1"><text:span text:style-name="T1">Peripheral</text:span></text:p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127cm" svg:y1="11.575cm" svg:x2="16.381cm" svg:y2="11.321cm">
          <text:p/>
        </draw:line>
        <draw:line draw:style-name="gr6" draw:text-style-name="P1" draw:layer="layout" svg:x1="16.127cm" svg:y1="11.075cm" svg:x2="16.381cm" svg:y2="11.329cm">
          <text:p/>
        </draw:line>
        <draw:line draw:style-name="gr13" draw:text-style-name="P1" draw:layer="layout" svg:x1="14.016cm" svg:y1="1.508cm" svg:x2="14.016cm" svg:y2="11.541cm">
          <text:p/>
        </draw:line>
        <draw:line draw:style-name="gr8" draw:text-style-name="P1" draw:layer="layout" svg:x1="16.126cm" svg:y1="2.001cm" svg:x2="14.026cm" svg:y2="2.005cm">
          <text:p/>
        </draw:line>
        <draw:line draw:style-name="gr8" draw:text-style-name="P1" draw:layer="layout" svg:x1="16.126cm" svg:y1="5.601cm" svg:x2="14.026cm" svg:y2="5.605cm">
          <text:p/>
        </draw:line>
        <draw:line draw:style-name="gr8" draw:text-style-name="P1" draw:layer="layout" svg:x1="16.126cm" svg:y1="9.401cm" svg:x2="14.026cm" svg:y2="9.405cm">
          <text:p/>
        </draw:line>
        <draw:line draw:style-name="gr14" draw:text-style-name="P1" draw:id="id4" draw:layer="layout" svg:x1="8.174cm" svg:y1="3.286cm" svg:x2="8.174cm" svg:y2="4.937cm">
          <text:p/>
        </draw:line>
        <draw:line draw:style-name="gr11" draw:text-style-name="P1" draw:id="id2" draw:layer="layout" svg:x1="8.174cm" svg:y1="3.286cm" svg:x2="7.666cm" svg:y2="3.667cm">
          <text:p/>
        </draw:line>
        <draw:line draw:style-name="gr11" draw:text-style-name="P1" draw:id="id6" draw:layer="layout" svg:x1="8.174cm" svg:y1="4.967cm" svg:x2="7.666cm" svg:y2="4.586cm">
          <text:p/>
        </draw:line>
        <draw:line draw:style-name="gr11" draw:text-style-name="P1" draw:layer="layout" svg:x1="7.666cm" svg:y1="3.667cm" svg:x2="7.666cm" svg:y2="4.556cm">
          <text:p/>
        </draw:line>
        <draw:connector draw:style-name="gr15" draw:text-style-name="P1" draw:layer="layout" draw:line-skew="0.342cm" svg:x1="16.126cm" svg:y1="2.799cm" svg:x2="8.174cm" svg:y2="3.476cm" draw:start-shape="id1" draw:start-glue-point="3" draw:end-shape="id2" draw:end-glue-point="1" svg:d="m16126 2799h-3634v677h-4318">
          <text:p/>
        </draw:connector>
        <draw:connector draw:style-name="gr15" draw:text-style-name="P1" draw:layer="layout" draw:line-skew="0.342cm" svg:x1="16.127cm" svg:y1="6.299cm" svg:x2="8.174cm" svg:y2="4.111cm" draw:start-shape="id3" draw:start-glue-point="3" draw:end-shape="id4" draw:end-glue-point="1" svg:d="m16127 6299h-3635v-2188h-4318">
          <text:p/>
        </draw:connector>
        <draw:connector draw:style-name="gr15" draw:text-style-name="P1" draw:layer="layout" svg:x1="16.127cm" svg:y1="10.199cm" svg:x2="8.174cm" svg:y2="4.776cm" draw:start-shape="id5" draw:start-glue-point="3" draw:end-shape="id6" draw:end-glue-point="1" svg:d="m16127 10199h-3977v-5423h-3976">
          <text:p/>
        </draw:connector>
        <draw:polyline draw:style-name="gr16" draw:text-style-name="P1" draw:layer="layout" svg:width="2.855cm" svg:height="1.777cm" svg:x="4.81cm" svg:y="4.175cm" svg:viewBox="0 0 2856 1778" draw:points="2856,0 1524,0 1524,1778 0,1778">
          <text:p/>
        </draw:polyline>
        <draw:line draw:style-name="gr17" draw:text-style-name="P1" draw:layer="layout" svg:x1="14.497cm" svg:y1="1.508cm" svg:x2="14.497cm" svg:y2="11.541cm">
          <text:p/>
        </draw:line>
        <draw:line draw:style-name="gr8" draw:text-style-name="P1" draw:layer="layout" svg:x1="16.126cm" svg:y1="3.301cm" svg:x2="14.497cm" svg:y2="3.301cm">
          <text:p/>
        </draw:line>
        <draw:line draw:style-name="gr8" draw:text-style-name="P1" draw:layer="layout" svg:x1="16.127cm" svg:y1="6.701cm" svg:x2="14.497cm" svg:y2="6.701cm">
          <text:p/>
        </draw:line>
        <draw:line draw:style-name="gr8" draw:text-style-name="P1" draw:layer="layout" svg:x1="16.127cm" svg:y1="10.701cm" svg:x2="14.497cm" svg:y2="10.701cm">
          <text:p/>
        </draw:line>
        <draw:line draw:style-name="gr13" draw:text-style-name="P1" draw:layer="layout" svg:x1="13.516cm" svg:y1="1.509cm" svg:x2="13.516cm" svg:y2="11.542cm">
          <text:p/>
        </draw:line>
        <draw:frame draw:style-name="gr5" draw:text-style-name="P3" draw:layer="layout" svg:width="1.579cm" svg:height="0.607cm" svg:x="14.368cm" svg:y="1.442cm">
          <draw:text-box>
            <text:p><text:span text:style-name="T1">wdBus</text:span></text:p>
          </draw:text-box>
        </draw:frame>
        <draw:frame draw:style-name="gr5" draw:text-style-name="P3" draw:layer="layout" svg:width="1.579cm" svg:height="0.607cm" svg:x="14.369cm" svg:y="5.043cm">
          <draw:text-box>
            <text:p><text:span text:style-name="T1">wdBus</text:span></text:p>
          </draw:text-box>
        </draw:frame>
        <draw:frame draw:style-name="gr5" draw:text-style-name="P3" draw:layer="layout" svg:width="1.579cm" svg:height="0.607cm" svg:x="14.369cm" svg:y="8.743cm">
          <draw:text-box>
            <text:p><text:span text:style-name="T1">wdBus</text:span></text:p>
          </draw:text-box>
        </draw:frame>
        <draw:polyline draw:style-name="gr18" draw:text-style-name="P1" draw:layer="layout" svg:width="6.476cm" svg:height="0.761cm" svg:x="7.031cm" svg:y="10.398cm" svg:viewBox="0 0 6477 762" draw:points="0,0 3429,0 3429,762 6477,762">
          <text:p/>
        </draw:polyline>
        <draw:frame draw:style-name="gr5" draw:text-style-name="P3" draw:layer="layout" svg:width="2.35cm" svg:height="0.607cm" svg:x="8.576cm" svg:y="4.272cm">
          <draw:text-box>
            <text:p><text:span text:style-name="T1">Data_out Pn</text:span></text:p>
          </draw:text-box>
        </draw:frame>
        <draw:frame draw:style-name="gr5" draw:text-style-name="P3" draw:layer="layout" svg:width="2.35cm" svg:height="0.607cm" svg:x="8.576cm" svg:y="3.573cm">
          <draw:text-box>
            <text:p><text:span text:style-name="T1">Data_out P2</text:span></text:p>
          </draw:text-box>
        </draw:frame>
        <draw:frame draw:style-name="gr5" draw:text-style-name="P3" draw:layer="layout" svg:width="2.35cm" svg:height="0.607cm" svg:x="8.576cm" svg:y="2.873cm">
          <draw:text-box>
            <text:p><text:span text:style-name="T1">Data_out P1</text:span></text:p>
          </draw:text-box>
        </draw:frame>
        <draw:custom-shape draw:style-name="gr1" draw:text-style-name="P2" draw:layer="layout" svg:width="1.529cm" svg:height="2.132cm" svg:x="9.698cm" svg:y="11.668cm">
          <text:p text:style-name="P1"><text:span text:style-name="T1">Address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0.46cm" svg:y1="11.16cm" svg:x2="10.46cm" svg:y2="11.668cm">
          <text:p/>
        </draw:line>
        <draw:line draw:style-name="gr8" draw:text-style-name="P1" draw:layer="layout" svg:x1="11.245cm" svg:y1="12.201cm" svg:x2="12.875cm" svg:y2="12.201cm">
          <text:p/>
        </draw:line>
        <draw:frame draw:style-name="gr5" draw:text-style-name="P3" draw:layer="layout" svg:width="1.272cm" svg:height="0.607cm" svg:x="12.744cm" svg:y="11.87cm">
          <draw:text-box>
            <text:p><text:span text:style-name="T1">CS1</text:span></text:p>
          </draw:text-box>
        </draw:frame>
        <draw:line draw:style-name="gr11" draw:text-style-name="P1" draw:layer="layout" svg:x1="12.873cm" svg:y1="11.873cm" svg:x2="13.635cm" svg:y2="11.873cm">
          <text:p/>
        </draw:line>
        <draw:line draw:style-name="gr8" draw:text-style-name="P1" draw:layer="layout" svg:x1="11.244cm" svg:y1="12.701cm" svg:x2="12.874cm" svg:y2="12.701cm">
          <text:p/>
        </draw:line>
        <draw:frame draw:style-name="gr5" draw:text-style-name="P3" draw:layer="layout" svg:width="1.272cm" svg:height="0.607cm" svg:x="12.745cm" svg:y="12.37cm">
          <draw:text-box>
            <text:p><text:span text:style-name="T1">CS2</text:span></text:p>
          </draw:text-box>
        </draw:frame>
        <draw:line draw:style-name="gr11" draw:text-style-name="P1" draw:layer="layout" svg:x1="12.874cm" svg:y1="12.399cm" svg:x2="13.636cm" svg:y2="12.399cm">
          <text:p/>
        </draw:line>
        <draw:line draw:style-name="gr8" draw:text-style-name="P1" draw:layer="layout" svg:x1="11.244cm" svg:y1="13.501cm" svg:x2="12.874cm" svg:y2="13.501cm">
          <text:p/>
        </draw:line>
        <draw:frame draw:style-name="gr5" draw:text-style-name="P3" draw:layer="layout" svg:width="1.272cm" svg:height="0.607cm" svg:x="12.745cm" svg:y="13.17cm">
          <draw:text-box>
            <text:p><text:span text:style-name="T1">CSn</text:span></text:p>
          </draw:text-box>
        </draw:frame>
        <draw:line draw:style-name="gr11" draw:text-style-name="P1" draw:layer="layout" svg:x1="12.874cm" svg:y1="13.199cm" svg:x2="13.636cm" svg:y2="13.199cm">
          <text:p/>
        </draw:line>
        <draw:line draw:style-name="gr8" draw:text-style-name="P1" draw:layer="layout" svg:x1="19.336cm" svg:y1="2.016cm" svg:x2="18.474cm" svg:y2="2.002cm">
          <text:p/>
        </draw:line>
        <draw:frame draw:style-name="gr5" draw:text-style-name="P3" draw:layer="layout" svg:width="1.272cm" svg:height="0.607cm" svg:x="19.144cm" svg:y="1.671cm">
          <draw:text-box>
            <text:p><text:span text:style-name="T1">CS1</text:span></text:p>
          </draw:text-box>
        </draw:frame>
        <draw:line draw:style-name="gr11" draw:text-style-name="P1" draw:layer="layout" svg:x1="19.273cm" svg:y1="1.674cm" svg:x2="20.035cm" svg:y2="1.674cm">
          <text:p/>
        </draw:line>
        <draw:line draw:style-name="gr8" draw:text-style-name="P1" draw:layer="layout" svg:x1="19.336cm" svg:y1="5.502cm" svg:x2="18.475cm" svg:y2="5.502cm">
          <text:p/>
        </draw:line>
        <draw:frame draw:style-name="gr5" draw:text-style-name="P3" draw:layer="layout" svg:width="1.272cm" svg:height="0.607cm" svg:x="19.145cm" svg:y="5.171cm">
          <draw:text-box>
            <text:p><text:span text:style-name="T1">CS2</text:span></text:p>
          </draw:text-box>
        </draw:frame>
        <draw:line draw:style-name="gr11" draw:text-style-name="P1" draw:layer="layout" svg:x1="19.274cm" svg:y1="5.2cm" svg:x2="20.036cm" svg:y2="5.2cm">
          <text:p/>
        </draw:line>
        <draw:line draw:style-name="gr8" draw:text-style-name="P1" draw:layer="layout" svg:x1="19.336cm" svg:y1="9.509cm" svg:x2="18.475cm" svg:y2="9.502cm">
          <text:p/>
        </draw:line>
        <draw:frame draw:style-name="gr5" draw:text-style-name="P3" draw:layer="layout" svg:width="1.272cm" svg:height="0.607cm" svg:x="19.145cm" svg:y="9.171cm">
          <draw:text-box>
            <text:p><text:span text:style-name="T1">CSn</text:span></text:p>
          </draw:text-box>
        </draw:frame>
        <draw:line draw:style-name="gr11" draw:text-style-name="P1" draw:layer="layout" svg:x1="19.274cm" svg:y1="9.2cm" svg:x2="20.036cm" svg:y2="9.2cm">
          <text:p/>
        </draw:line>
        <draw:polyline draw:style-name="gr20" draw:text-style-name="P1" draw:layer="layout" svg:width="5.968cm" svg:height="0.634cm" svg:x="4.81cm" svg:y="16.748cm" svg:viewBox="0 0 5969 635" draw:points="0,0 1270,0 1651,635 4826,635 5080,0 5969,0">
          <text:p/>
        </draw:polyline>
        <draw:polyline draw:style-name="gr21" draw:text-style-name="P1" draw:layer="layout" svg:width="6.068cm" svg:height="0.507cm" svg:x="4.81cm" svg:y="17.891cm" svg:viewBox="0 0 6069 508" draw:points="0,0 0,0 1878,0 2132,508 4318,508 4445,0 6069,0">
          <text:p/>
        </draw:polyline>
        <draw:polyline draw:style-name="gr21" draw:text-style-name="P1" draw:layer="layout" svg:width="6.095cm" svg:height="0.507cm" svg:x="4.81cm" svg:y="19.034cm" svg:viewBox="0 0 6096 508" draw:points="0,508 2286,508 2413,0 2667,0 2794,508 6096,508">
          <text:p/>
        </draw:polyline>
        <draw:frame draw:style-name="gr5" draw:text-style-name="P3" draw:layer="layout" svg:width="1.272cm" svg:height="0.607cm" svg:x="3.445cm" svg:y="16.371cm">
          <draw:text-box>
            <text:p><text:span text:style-name="T1">sncs</text:span></text:p>
          </draw:text-box>
        </draw:frame>
        <draw:frame draw:style-name="gr5" draw:text-style-name="P3" draw:layer="layout" svg:width="1.272cm" svg:height="0.607cm" svg:x="3.445cm" svg:y="17.372cm">
          <draw:text-box>
            <text:p><text:span text:style-name="T1">snwe</text:span></text:p>
          </draw:text-box>
        </draw:frame>
        <draw:frame draw:style-name="gr5" draw:text-style-name="P3" draw:layer="layout" svg:width="1.272cm" svg:height="0.607cm" svg:x="3.445cm" svg:y="18.573cm">
          <draw:text-box>
            <text:p><text:span text:style-name="T1">we</text:span></text:p>
          </draw:text-box>
        </draw:frame>
        <draw:custom-shape draw:style-name="gr22" draw:text-style-name="P1" draw:layer="layout" svg:width="6.858cm" svg:height="4.191cm" svg:x="5.191cm" svg:y="7.22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9.017cm" svg:height="4.699cm" svg:x="2.524cm" svg:y="1.8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ue_20_Crossed_20_45_20_Degrees" draw:display-name="Blue Crossed 45 Degrees" draw:style="double" draw:color="#000080" draw:distance="0.076cm" draw:rotation="450"/>
    <draw:hatch draw:name="Hatch_20_1" draw:display-name="Hatch 1" draw:style="single" draw:color="#00000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0T21:34:08</meta:creation-date>
    <dc:date>2009-08-21T15:15:42</dc:date>
    <meta:editing-duration>PT04H23M30S</meta:editing-duration>
    <meta:editing-cycles>51</meta:editing-cycles>
    <meta:generator>OpenOffice.org/3.0$Linux OpenOffice.org_project/300m15$Build-9379</meta:gener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